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6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Hold</text:p>
          </table:table-cell>
          <table:table-cell table:style-name="ce1" office:value-type="string" calcext:value-type="string">
            <text:p>Unload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Guide</text:p>
          </table:table-cell>
          <table:table-cell table:style-name="ce1" office:value-type="string" calcext:value-type="string">
            <text:p>Class.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GV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Comments</text:p>
          </table:table-cell>
          <table:table-cell/>
          <table:table-cell office:value-type="string" calcext:value-type="string">
            <text:p>Classifications: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Test – main detector working, no usable d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Bad – Main or GV unavailable, data unfix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Cycle – fixable error with cycle start tim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Production(DP) – runs that produce usable da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Background(BG)- running detectors with empty guides to detect background interfera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5"/>
          <table:table-cell/>
          <table:table-cell table:style-name="ce3"/>
          <table:table-cell table:style-name="Default" table:number-columns-repeated="4"/>
          <table:table-cell office:value-type="string" calcext:value-type="string">
            <text:p>NO FILES PRESEN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  <table:table-cell office:value-type="string" calcext:value-type="string">
            <text:p>NO FILES PRESE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  <table:table-cell office:value-type="string" calcext:value-type="string">
            <text:p>NO FILES PRESE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  <table:table-cell office:value-type="string" calcext:value-type="string">
            <text:p>NO FILES PRESE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count in A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single count in A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single count in A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count in A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arse sporadic count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^^^^^^^^^^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^^^^^^^^^^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ne notable spike in Main and GV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5"/>
          <table:table-cell/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m off, GV closed, background, 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5"/>
          <table:table-cell/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m on, GV closed, background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style-name="Default" table:number-columns-repeated="4"/>
          <table:table-cell office:value-type="string" calcext:value-type="string">
            <text:p>GV open, Shutter open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GV open, Shutter closed, 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GV open, shutter open, flapper o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mall spikes in main and GV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GV open, Shutter closed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GV closed, shutter closed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5"/>
          <table: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ingle spike at start 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no beam suppres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Beam suppressed, cycle run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5" office:value-type="string" calcext:value-type="string">
            <text:p>Beam suppressed, cycle ru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Beam suppressed, cycle run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Beam suppressed, cycle run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Beam suppressed, cycle ru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pike at beginning of GV and Main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pike at beginning of GV and Main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single spike 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beam on, gv closed,flapper off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style-name="ce6" office:value-type="string" calcext:value-type="string">
            <text:p>Beam on, gv open flapper off, Opened shutter after 300s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Beam on, gv open flapper on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Fixed vacuum problem and guide insert misalignment, GV open no flapper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<text:s/>hold time was 670 three cycles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number-columns-repeated="4"/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bad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office:value-type="string" calcext:value-type="string">
            <text:p>Cu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Timings different than stated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BG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GV closed 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5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style-name="ce6" office:value-type="string" calcext:value-type="string">
            <text:p>Stopped early to increase load time to <text:s/>25 <text:s/>s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Shut off flapper when beam is off, reset load tim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n Coat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junk run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on Coat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dwell time reduced to 0.1 s here; previously 1.0 s; this run is junk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/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stopped early due to running out of bins; 15th cycle incomple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6*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bin count increased to 108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Stopped premature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*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01*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02*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103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 office:value-type="string" calcext:value-type="string">
            <text:p>Non Coat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Test. <text:s/>Moved magnet transition to 15 s from start, instead of 20. <text:s/>No noise observed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BG run with GV closed throughout. <text:s/>JUNK; GV electronic signal missing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JUNK. <text:s/>GV moved due to rsidual air in lines.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BG run with GV closed throughout by disconnecitng air supply, magnet on the whole time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magnet on continously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magnet on continously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beam came off at some point, magnet on continously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magnet on continously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style-name="ce6" office:value-type="string" calcext:value-type="string">
            <text:p>reconnected relay so magnet 2(B) would turn off and on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/>
          <table:table-cell table:style-name="Default" table:number-columns-repeated="4"/>
          <table:table-cell table:style-name="ce6" office:value-type="string" calcext:value-type="string">
            <text:p>power was lost in middle of run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G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G run: GV closed throughout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Total 10 G 20 sec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dry run ( no beam)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test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beam tun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test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flapper tuning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test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flapper tuning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ome nois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Check, GV open, Shutter Open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tarted the poison/ magnet switcher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 , junk run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junk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, beam went off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checking Beam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, <text:s/>MCS program stopped working in middle of run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DAQ died again!!?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suppression, in list mode for data acquisitio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has beam suppression, the program stopped at 34 cycles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has beam suppression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lapper stopped flapping in middle of run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diagnostic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diagnostic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flapper dies near end of run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test run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ew guide in, junk</text:p>
          </table:table-cell>
          <table:table-cell table:number-columns-repeated="2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ig noise spike near end of run</text:p>
          </table:table-cell>
          <table:table-cell table:number-columns-repeated="2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suppressed during hold and unload this run is junk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/>
          <table:table-cell table:style-name="ce6" office:value-type="string" calcext:value-type="string">
            <text:p>junk. <text:s/>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/>
          <table:table-cell table:style-name="ce6" office:value-type="string" calcext:value-type="string">
            <text:p>beam not suppressed any more; junk</text:p>
          </table:table-cell>
          <table:table-cell table:number-columns-repeated="2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chris fixes main detector here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changes to coils to flatten fields see logbook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topped run to look at magnets, A magnet backwards junk run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disregard</text:p>
          </table:table-cell>
          <table:table-cell table:number-columns-repeated="2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ew coil configuration (see log entry)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table:style-name="ce2"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GV test</text:p>
          </table:table-cell>
          <table:table-cell table:number-columns-repeated="2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put in new guide</text:p>
          </table:table-cell>
          <table:table-cell table:number-columns-repeated="2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down, disregard</text:p>
          </table:table-cell>
          <table:table-cell table:number-columns-repeated="2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the GV mon was fixed before this run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at time 2100 beam downed for about 20 seconds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Ignore first Cycle, GV open before run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magnet G power turned off, junk run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/>
          <table:table-cell table:style-name="ce6" office:value-type="string" calcext:value-type="string">
            <text:p>Flapper flapping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/>
          <table:table-cell table:style-name="ce6" office:value-type="string" calcext:value-type="string">
            <text:p>Flapper open</text:p>
          </table:table-cell>
          <table:table-cell table:number-columns-repeated="2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/>
          <table:table-cell table:style-name="ce6" office:value-type="string" calcext:value-type="string">
            <text:p>flapper tests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LC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/>
          <table:table-cell office:value-type="string" calcext:value-type="string">
            <text:p>DLC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hutter failure on some cycles</text:p>
          </table:table-cell>
          <table:table-cell table:number-columns-repeated="2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hutter failing to open</text:p>
          </table:table-cell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hutter failing to open</text:p>
          </table:table-cell>
          <table:table-cell table:number-columns-repeated="2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ad run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upply G off last 1/3 of run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upply G off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upply G off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mystery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JUNK testing daq</text:p>
          </table:table-cell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ots of rain… water dripping on detector ~cycles 20-25, a few beam dropouts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abview record of supply F voltage indicates low <text:s/>voltage but actual voltage is correct</text:p>
          </table:table-cell>
          <table:table-cell table:number-columns-repeated="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arge beam drop-out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arge beam drop-out</text:p>
          </table:table-cell>
          <table:table-cell table:number-columns-repeated="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Large beam drop-out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time base shift? <text:s/>Need reanalysis 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BG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beam background nois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shutter failed 3 times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Magnet G turned off during run</text:p>
          </table:table-cell>
          <table:table-cell table:number-columns-repeated="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Magnet G turned off for all run</text:p>
          </table:table-cell>
          <table:table-cell table:number-columns-repeated="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Magnet G off for early part of run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why is ratio so low?</text:p>
          </table:table-cell>
          <table:table-cell table:number-columns-repeated="2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External trigger not engaged</text:p>
          </table:table-cell>
          <table:table-cell table:number-columns-repeated="2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why is ratio so low?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5"/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beam down at start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disregard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or w/ perm magnets transvrs H, no shielding</text:p>
          </table:table-cell>
          <table:table-cell table:number-columns-repeated="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or w/ perm magnets transvrs H</text:p>
          </table:table-cell>
          <table:table-cell table:number-columns-repeated="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or w/ perm magnets, longitudinal H</text:p>
          </table:table-cell>
          <table:table-cell table:number-columns-repeated="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or w/ perm magnets, trans H, F at max, trans H perm mag at btm of Al coupler</text:p>
          </table:table-cell>
          <table:table-cell table:number-columns-repeated="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er, no perm magnets, trans H perm mag on Al coupler, F at max</text:p>
          </table:table-cell>
          <table:table-cell table:number-columns-repeated="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Fe foil over main detector w/ perm magnets, trans H, F at max, trans H perm mag at btm of Al coupler</text:p>
          </table:table-cell>
          <table:table-cell table:number-columns-repeated="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No Fe foil over main detector, F at max, trans H perm mag at btm of Al coupler</text:p>
          </table:table-cell>
          <table:table-cell table:number-columns-repeated="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EP Bare Cu guide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AFP fill during run… raincoat on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EP Cu</text:p>
          </table:table-cell>
          <table:table-cell office:value-type="string" calcext:value-type="string">
            <text:p>DP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table:number-columns-repeated="5"/>
          <table:table-cell office:value-type="string" calcext:value-type="string">
            <text:p>NO FILES PRESENT</text:p>
          </table:table-cell>
          <table:table-cell table:number-columns-repeated="2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I have removed the GV mon fro the DAC and put a graphite detector in its plave. <text:s/>The dweel time is set to 10 sec (was 0.1 sec) <text:s/>207Bi source is taped to the detector.</text:p>
          </table:table-cell>
          <table:table-cell table:number-columns-repeated="2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continue</text:p>
          </table:table-cell>
          <table:table-cell table:number-columns-repeated="2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style-name="ce6" office:value-type="string" calcext:value-type="string">
            <text:p>continue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Default" table:number-columns-repeated="5"/>
          <table:table-cell office:value-type="string" calcext:value-type="string">
            <text:p>EP Cu</text:p>
          </table:table-cell>
          <table:table-cell office:value-type="string" calcext:value-type="string">
            <text:p>b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number:date-style style:name="N150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0">
      <number:text-content/>
      <style:map style:condition="value()&gt;=0" style:apply-style-name="N150P0"/>
    </number:text-style>
    <number:date-style style:name="N152P0" style:volatile="true">
      <number:month/>
      <number:text>/</number:text>
      <number:day/>
      <number:text>/</number:text>
      <number:year number:style="long"/>
    </number:date-style>
    <number:text-style style:name="N152">
      <number:text-content/>
      <style:map style:condition="value()&gt;=0" style:apply-style-name="N152P0"/>
    </number:text-style>
    <number:date-style style:name="N153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3:46:38.128525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1:09:32.785692831</meta:creation-date>
    <dc:date>2016-07-18T14:26:21.772648525</dc:date>
    <meta:editing-duration>P4DT10H24M11S</meta:editing-duration>
    <meta:editing-cycles>31</meta:editing-cycles>
    <meta:generator>LibreOffice/4.2.8.2$Linux_X86_64 LibreOffice_project/420m0$Build-2</meta:generator>
    <meta:document-statistic meta:table-count="1" meta:cell-count="3454" meta:object-count="0"/>
  </office:meta>
</office:document-meta>
</file>